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FreeMono3" svg:font-family="FreeMono" style:font-family-generic="modern" style:font-pitch="fixed"/>
    <style:font-face style:name="FreeMono2" svg:font-family="FreeMono" style:font-adornments="Negrita itálica" style:font-family-generic="modern" style:font-pitch="fixed"/>
    <style:font-face style:name="FreeMono4" svg:font-family="FreeMono" style:font-family-generic="modern" style:font-pitch="variable"/>
    <style:font-face style:name="FreeMono1" svg:font-family="FreeMono" style:font-adornments="Negrita" style:font-family-generic="modern" style:font-pitch="variable"/>
    <style:font-face style:name="FreeMono" svg:font-family="FreeMono" style:font-adornments="Normal" style:font-family-generic="modern" style:font-pitch="variable"/>
    <style:font-face style:name="Calibri" svg:font-family="Calibri" style:font-family-generic="roman" style:font-pitch="variable"/>
    <style:font-face style:name="FreeMono5" svg:font-family="FreeMon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fo:padding="0.049cm" fo:border-left="none" fo:border-right="none" fo:border-top="none" fo:border-bottom="1.05pt solid #000000"/>
      <style:text-properties style:font-name="FreeMono4" fo:font-size="11pt" fo:font-weight="bold" officeooo:rsid="000e6484" officeooo:paragraph-rsid="000e6484" style:font-size-asian="11pt" style:font-weight-asian="bold" style:font-size-complex="11pt" style:font-weight-complex="bold"/>
    </style:style>
    <style:style style:name="P2" style:family="paragraph" style:parent-style-name="Footer">
      <style:paragraph-properties fo:text-align="justify" style:justify-single-word="false" fo:padding="0.049cm" fo:border-left="none" fo:border-right="none" fo:border-top="1.05pt solid #000000" fo:border-bottom="none">
        <style:tab-stops>
          <style:tab-stop style:position="8.5cm" style:type="center"/>
          <style:tab-stop style:position="12.111cm"/>
          <style:tab-stop style:position="16.508cm"/>
        </style:tab-stops>
      </style:paragraph-properties>
      <style:text-properties style:font-name="FreeMono3" fo:font-weight="bold" officeooo:rsid="000e6484" officeooo:paragraph-rsid="000e6484" style:font-weight-asian="bold" style:font-weight-complex="bold"/>
    </style:style>
    <style:style style:name="P3" style:family="paragraph" style:parent-style-name="_21_Enunciado" style:master-page-name="HTML">
      <style:paragraph-properties style:page-number="auto"/>
      <style:text-properties fo:color="#ff0000" loext:opacity="100%" style:font-name="FreeMono1" fo:font-size="12pt" fo:font-weight="bold" officeooo:rsid="002061b2" officeooo:paragraph-rsid="002061b2"/>
    </style:style>
    <style:style style:name="P4" style:family="paragraph" style:parent-style-name="_21_Enunciado">
      <style:text-properties officeooo:paragraph-rsid="00178330"/>
    </style:style>
    <style:style style:name="P5" style:family="paragraph" style:parent-style-name="_21_Enunciado">
      <style:text-properties fo:font-style="normal" style:font-style-asian="normal" style:font-style-complex="normal"/>
    </style:style>
    <style:style style:name="P6" style:family="paragraph" style:parent-style-name="_21_Enunciado">
      <style:text-properties officeooo:rsid="0027d9d1" officeooo:paragraph-rsid="0027d9d1"/>
    </style:style>
    <style:style style:name="P7" style:family="paragraph" style:parent-style-name="_21_Enunciado">
      <style:text-properties officeooo:rsid="002b3f61" officeooo:paragraph-rsid="002b3f61"/>
    </style:style>
    <style:style style:name="P8" style:family="paragraph" style:parent-style-name="_21_Enunciado">
      <style:text-properties officeooo:rsid="00304b5c" officeooo:paragraph-rsid="00304b5c"/>
    </style:style>
    <style:style style:name="P9" style:family="paragraph" style:parent-style-name="_21_Enunciado">
      <style:paragraph-properties fo:break-before="page"/>
      <style:text-properties officeooo:rsid="00304b5c" officeooo:paragraph-rsid="00304b5c"/>
    </style:style>
    <style:style style:name="P10" style:family="paragraph" style:parent-style-name="_21_Respuesta">
      <style:text-properties fo:font-style="normal" style:font-style-asian="normal" style:font-style-complex="normal"/>
    </style:style>
    <style:style style:name="P11" style:family="paragraph" style:parent-style-name="_21_Respuesta">
      <style:text-properties officeooo:rsid="0027d9d1" officeooo:paragraph-rsid="0027d9d1"/>
    </style:style>
    <style:style style:name="P12" style:family="paragraph" style:parent-style-name="_21_Respuesta">
      <style:text-properties officeooo:rsid="002b3f61" officeooo:paragraph-rsid="002b3f61"/>
    </style:style>
    <style:style style:name="P13" style:family="paragraph" style:parent-style-name="_21_Respuesta">
      <style:text-properties officeooo:rsid="002dd1eb" officeooo:paragraph-rsid="002dd1eb"/>
    </style:style>
    <style:style style:name="P14" style:family="paragraph" style:parent-style-name="_21_Respuesta">
      <style:text-properties officeooo:rsid="00304b5c" officeooo:paragraph-rsid="00304b5c"/>
    </style:style>
    <style:style style:name="P15" style:family="paragraph" style:parent-style-name="_21_Respuesta">
      <style:text-properties officeooo:rsid="0032fc3f" officeooo:paragraph-rsid="0032fc3f"/>
    </style:style>
    <style:style style:name="T1" style:family="text">
      <style:text-properties officeooo:rsid="002061b2"/>
    </style:style>
    <style:style style:name="T2" style:family="text">
      <style:text-properties style:font-name="FreeMono4" fo:font-size="11pt" style:font-size-asian="11pt" style:font-size-complex="11pt"/>
    </style:style>
    <style:style style:name="T3" style:family="text">
      <style:text-properties style:font-name="FreeMono4" fo:font-size="11pt" officeooo:rsid="0011b881" style:font-size-asian="11pt" style:font-size-complex="11pt"/>
    </style:style>
    <style:style style:name="T4" style:family="text">
      <style:text-properties style:font-name="FreeMono4" fo:font-size="11pt" officeooo:rsid="001c4cd6" style:font-size-asian="11pt" style:font-size-complex="11pt"/>
    </style:style>
    <style:style style:name="T5" style:family="text">
      <style:text-properties fo:color="#ff0000" loext:opacity="100%"/>
    </style:style>
    <style:style style:name="T6" style:family="text">
      <style:text-properties fo:color="#ff0000" loext:opacity="100%" officeooo:rsid="00178330"/>
    </style:style>
    <style:style style:name="T7" style:family="text">
      <style:text-properties fo:color="#0000ff" loext:opacity="100%" style:text-outline="false" style:text-line-through-style="none" style:text-line-through-type="none" style:font-name="FreeMono5" fo:font-size="12pt" fo:font-style="normal" fo:text-shadow="none" style:text-underline-style="none" fo:font-weight="bold" style:font-size-asian="12pt" style:font-style-asian="normal" style:font-weight-asian="bold" style:text-emphasize="none"/>
    </style:style>
    <style:style style:name="T8" style:family="text">
      <style:text-properties fo:color="#0000ff" loext:opacity="100%" style:text-outline="false" style:text-line-through-style="none" style:text-line-through-type="none" style:font-name="FreeMono5" fo:font-size="12pt" fo:font-style="normal" fo:text-shadow="none" style:text-underline-style="none" fo:font-weight="bold" officeooo:rsid="00254a0e" style:font-size-asian="12pt" style:font-style-asian="normal" style:font-weight-asian="bold" style:text-emphasize="none"/>
    </style:style>
    <style:style style:name="T9" style:family="text">
      <style:text-properties style:font-name="FreeMono" fo:font-size="12pt" officeooo:rsid="0033fc97"/>
    </style:style>
    <style:style style:name="T10" style:family="text">
      <style:text-properties officeooo:rsid="00254a0e"/>
    </style:style>
    <style:style style:name="T11" style:family="text">
      <style:text-properties fo:color="#00a933" loext:opacity="100%"/>
    </style:style>
    <style:style style:name="T12" style:family="text">
      <style:text-properties officeooo:rsid="0032ef17"/>
    </style:style>
    <style:style style:name="T13" style:family="text">
      <style:text-properties officeooo:rsid="0033fc9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RAZAS MÉTODOS <text:span text:style-name="T10">2</text:span></text:p>
      <text:p text:style-name="P4"><text:span text:style-name="T6">1.-</text:span><text:span text:style-name="T7"> ¿Qué hace </text:span><text:span text:style-name="T8">el siguiente método?</text:span></text:p>
      <text:p text:style-name="P10">public static long funcionT3(int n) {</text:p>
      <text:p text:style-name="P10"><text:tab/>long result=0;</text:p>
      <text:p text:style-name="P10"><text:tab/>do{</text:p>
      <text:p text:style-name="P10"><text:tab/><text:tab/>result=result+n%10;</text:p>
      <text:p text:style-name="P10"><text:tab/><text:tab/>n=n/10;</text:p>
      <text:p text:style-name="P10"><text:tab/>}while(n&gt;0);</text:p>
      <text:p text:style-name="P10"><text:tab/>return result;</text:p>
      <text:p text:style-name="P10">}</text:p>
      <text:p text:style-name="P5"/>
      <text:p text:style-name="P11">Suma todos los dígitos de la variable n y los almacena en la variable result.</text:p>
      <text:p text:style-name="P6"/>
      <text:p text:style-name="_21_Enunciado"><text:span text:style-name="T5">2.-</text:span> Expresiones</text:p>
      <text:p text:style-name="_21_Respuesta">public static void fun1()</text:p>
      <text:p text:style-name="_21_Respuesta">{</text:p>
      <text:p text:style-name="_21_Respuesta"><text:tab/>int a=3,b=2,c=4;</text:p>
      <text:p text:style-name="_21_Respuesta"><text:tab/>c+=++a+b;</text:p>
      <text:p text:style-name="_21_Respuesta"><text:tab/>System.out.println(c);</text:p>
      <text:p text:style-name="_21_Respuesta">}</text:p>
      <text:p text:style-name="_21_Respuesta">(4 + 4 + 2)</text:p>
      <text:p text:style-name="P12">Resultado: 10</text:p>
      <text:p text:style-name="P7"/>
      <text:p text:style-name="_21_Respuesta">public static void fun2()</text:p>
      <text:p text:style-name="_21_Respuesta">{</text:p>
      <text:p text:style-name="_21_Respuesta"><text:tab/>int a=3,b=2,c=4;</text:p>
      <text:p text:style-name="_21_Respuesta"><text:tab/>c+=++a+b*(a+1)/3;</text:p>
      <text:p text:style-name="_21_Respuesta"><text:tab/>System.out.println(c);</text:p>
      <text:p text:style-name="_21_Respuesta">}</text:p>
      <text:p text:style-name="P13">(4 + 4 + 2 × (4 + 1) / 3)</text:p>
      <text:p text:style-name="_21_Respuesta">Resultado: 11</text:p>
      <text:p text:style-name="P9"><text:span text:style-name="T5">3.-</text:span> Métodos</text:p>
      <text:p text:style-name="_21_Enunciado"><text:span text:style-name="T11">A)</text:span> ¿Qué definición es la correcta para que haga lo mismo que el ejercicio 1 de expresiones?</text:p>
      <text:p text:style-name="_21_Respuesta">public static void fun1()</text:p>
      <text:p text:style-name="_21_Respuesta">{</text:p>
      <text:p text:style-name="_21_Respuesta"><text:tab/>int a=3,b=2,c=4;</text:p>
      <text:p text:style-name="_21_Respuesta"><text:tab/>c=f1(a,b,c);</text:p>
      <text:p text:style-name="_21_Respuesta"><text:tab/>System.out.println(c);</text:p>
      <text:p text:style-name="_21_Respuesta">}</text:p>
      <text:p text:style-name="P14"/>
      <text:p text:style-name="_21_Respuesta">La tercera:</text:p>
      <text:p text:style-name="_21_Respuesta">int f1(int i, int j, int g){</text:p>
      <text:p text:style-name="_21_Respuesta"><text:tab/>i+=++j+g;</text:p>
      <text:p text:style-name="_21_Respuesta">}</text:p>
      <text:p text:style-name="P8"/>
      <text:p text:style-name="_21_Enunciado"><text:span text:style-name="T11">B)</text:span> Leer lado a=areaCuadrado(lado); Escribir a; Pásalo a una clase de java con los métodos necesarios.</text:p>
      <text:p text:style-name="P15"><text:span text:style-name="T9">Solución en el</text:span> archivo areaCuadrado.jav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FreeMono3" svg:font-family="FreeMono" style:font-family-generic="modern" style:font-pitch="fixed"/>
    <style:font-face style:name="FreeMono2" svg:font-family="FreeMono" style:font-adornments="Negrita itálica" style:font-family-generic="modern" style:font-pitch="fixed"/>
    <style:font-face style:name="FreeMono4" svg:font-family="FreeMono" style:font-family-generic="modern" style:font-pitch="variable"/>
    <style:font-face style:name="FreeMono1" svg:font-family="FreeMono" style:font-adornments="Negrita" style:font-family-generic="modern" style:font-pitch="variable"/>
    <style:font-face style:name="FreeMono" svg:font-family="FreeMono" style:font-adornments="Normal" style:font-family-generic="modern" style:font-pitch="variable"/>
    <style:font-face style:name="Calibri" svg:font-family="Calibri" style:font-family-generic="roman" style:font-pitch="variable"/>
    <style:font-face style:name="FreeMono5" svg:font-family="FreeMon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FreeMono2" fo:font-family="FreeMono" style:font-style-name="Negrita itálica" style:font-family-generic="modern" style:font-pitch="fixed" fo:font-size="12pt" fo:font-style="italic" fo:font-weight="bold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Mono" fo:font-family="FreeMono" style:font-style-name="Normal" style:font-family-generic="modern" style:font-pitch="variabl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Mono" fo:font-family="FreeMono" style:font-style-name="Normal" style:font-family-generic="modern" style:font-pitch="variable"/>
    </style:style>
    <style:style style:name="_21_Enunciado" style:display-name="!Enunciado" style:family="paragraph" style:parent-style-name="Standard" style:next-style-name="_21_Respuesta" style:master-page-name="">
      <style:paragraph-properties fo:margin-top="0cm" fo:margin-bottom="0.3cm" style:contextual-spacing="false" fo:text-align="justify" style:justify-single-word="false" style:page-number="auto"/>
      <style:text-properties fo:color="#0000ff" loext:opacity="100%" style:font-name="FreeMono1" fo:font-family="FreeMono" style:font-style-name="Negrita" style:font-family-generic="modern" style:font-pitch="variable" fo:font-size="12pt" fo:font-weight="bold"/>
    </style:style>
    <style:style style:name="_21_Respuesta" style:display-name="!Respuesta" style:family="paragraph" style:parent-style-name="Standard" style:next-style-name="_21_Enunciado" style:master-page-name="">
      <style:paragraph-properties fo:margin-top="0cm" fo:margin-bottom="0.199cm" style:contextual-spacing="false" fo:text-align="justify" style:justify-single-word="false" style:page-number="auto"/>
      <style:text-properties style:font-name="FreeMono" fo:font-family="FreeMono" style:font-style-name="Normal" style:font-family-generic="modern" style:font-pitch="variable" fo:font-size="12pt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 fo:padding="0.049cm" fo:border-left="none" fo:border-right="none" fo:border-top="none" fo:border-bottom="1.05pt solid #000000"/>
      <style:text-properties style:font-name="FreeMono4" fo:font-size="11pt" fo:font-weight="bold" officeooo:rsid="000e6484" officeooo:paragraph-rsid="000e6484" style:font-size-asian="11pt" style:font-weight-asian="bold" style:font-size-complex="11pt" style:font-weight-complex="bold"/>
    </style:style>
    <style:style style:name="MP2" style:family="paragraph" style:parent-style-name="Footer">
      <style:paragraph-properties fo:text-align="justify" style:justify-single-word="false" fo:padding="0.049cm" fo:border-left="none" fo:border-right="none" fo:border-top="1.05pt solid #000000" fo:border-bottom="none">
        <style:tab-stops>
          <style:tab-stop style:position="8.5cm" style:type="center"/>
          <style:tab-stop style:position="12.111cm"/>
          <style:tab-stop style:position="16.508cm"/>
        </style:tab-stops>
      </style:paragraph-properties>
      <style:text-properties style:font-name="FreeMono3" fo:font-weight="bold" officeooo:rsid="000e6484" officeooo:paragraph-rsid="000e6484" style:font-weight-asian="bold" style:font-weight-complex="bold"/>
    </style:style>
    <style:style style:name="MT1" style:family="text">
      <style:text-properties officeooo:rsid="002061b2"/>
    </style:style>
    <style:style style:name="MT2" style:family="text">
      <style:text-properties style:font-name="FreeMono4" fo:font-size="11pt" style:font-size-asian="11pt" style:font-size-complex="11pt"/>
    </style:style>
    <style:style style:name="MT3" style:family="text">
      <style:text-properties style:font-name="FreeMono4" fo:font-size="11pt" officeooo:rsid="0011b881" style:font-size-asian="11pt" style:font-size-complex="11pt"/>
    </style:style>
    <style:style style:name="MT4" style:family="text">
      <style:text-properties style:font-name="FreeMono4" fo:font-size="11pt" officeooo:rsid="001c4cd6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>
      <style:header>
        <text:p text:style-name="MP1"><text:file-name text:display="name">trazasMetodos2</text:file-name><text:s/>- <text:span text:style-name="MT1">PRO</text:span></text:p>
        <text:p text:style-name="MP1"><text:date style:data-style-name="N37" text:date-value="2021-10-28T12:49:29.993999856" text:fixed="true">28/10/21</text:date></text:p>
      </style:header>
      <style:footer>
        <text:p text:style-name="MP2"><text:s text:c="3"/><text:tab/><text:span text:style-name="MT2">Página </text:span><text:span text:style-name="MT2"><text:page-number text:select-page="current">1</text:page-number></text:span><text:span text:style-name="MT2"><text:s/></text:span><text:span text:style-name="MT3">de </text:span><text:span text:style-name="MT3"><text:page-count>2</text:page-count></text:span><text:span text:style-name="MT2"><text:tab/> <text:s text:c="9"/>Víctor Piles </text:span><text:span text:style-name="MT4">6J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11-10T02:15:00</meta:creation-date>
    <meta:editing-duration>PT19M29S</meta:editing-duration>
    <meta:editing-cycles>24</meta:editing-cycles>
    <meta:generator>LibreOffice/7.1.4.2$Windows_X86_64 LibreOffice_project/a529a4fab45b75fefc5b6226684193eb000654f6</meta:generator>
    <dc:date>2021-10-29T08:44:05.143000000</dc:date>
    <meta:initial-creator>maria</meta:initial-creator>
    <meta:document-statistic meta:table-count="0" meta:image-count="0" meta:object-count="0" meta:page-count="2" meta:paragraph-count="45" meta:word-count="153" meta:character-count="925" meta:non-whitespace-character-count="785"/>
  </office:meta>
</office:document-meta>
</file>